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Neue', Helvetica, sans-serif"/>
    <style:font-face style:name="Arimo" svg:font-family="Arimo, sans-serif"/>
    <style:font-face style:name="Consolas" svg:font-family="Consolas, Monaco, 'Andale Mono', monospace"/>
    <style:font-face style:name="Lohit Devanagari1" svg:font-family="'Lohit Devanagari'"/>
    <style:font-face style:name="Open Sans" svg:font-family="'Open Sans'"/>
    <style:font-face style:name="Red Hat Text" svg:font-family="'Red Hat Text', Overpass, Helvetica, sans-serif"/>
    <style:font-face style:name="Roboto" svg:font-family="Roboto, sans-serif"/>
    <style:font-face style:name="Times New Roman" svg:font-family="'Times New Roman'"/>
    <style:font-face style:name="apple-system" svg:font-family="apple-system, BlinkMacSystemFont, 'Segoe UI', Roboto, Oxygen-Sans, Ubuntu, Cantarell, 'Helvetica Neue', sans-serif"/>
    <style:font-face style:name="arial" svg:font-family="arial, sans-serif"/>
    <style:font-face style:name="monospace" svg:font-family="monospace, arial, sans-serif"/>
    <style:font-face style:name="monospace1" svg:font-family="monospace, monospace"/>
    <style:font-face style:name="verdana" svg:font-family="verdana, helvetica, 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Liberation Sans" fo:font-size="12pt" style:font-size-asian="12pt" style:font-size-complex="12pt"/>
    </style:style>
    <style:style style:name="P2" style:family="paragraph" style:parent-style-name="Standard">
      <style:text-properties style:font-name="Liberation Sans" fo:font-size="12pt" officeooo:paragraph-rsid="000d14ae" style:font-size-asian="12pt" style:font-size-complex="12pt"/>
    </style:style>
    <style:style style:name="P3" style:family="paragraph" style:parent-style-name="Standard">
      <style:text-properties style:font-name="Liberation Sans" fo:font-size="12pt" officeooo:rsid="000d14ae" officeooo:paragraph-rsid="000d14ae" style:font-size-asian="12pt" style:font-size-complex="12pt"/>
    </style:style>
    <style:style style:name="P4" style:family="paragraph" style:parent-style-name="Standard">
      <style:text-properties style:font-name="Liberation Sans" fo:font-size="12pt" officeooo:rsid="000db319" officeooo:paragraph-rsid="000db319" style:font-size-asian="12pt" style:font-size-complex="12pt"/>
    </style:style>
    <style:style style:name="P5" style:family="paragraph" style:parent-style-name="Standard">
      <style:text-properties fo:font-variant="normal" fo:text-transform="none" fo:color="#444444" style:font-name="Liberation Sans" fo:font-size="12pt" fo:letter-spacing="normal" fo:font-style="normal" fo:font-weight="normal" officeooo:rsid="000db319" officeooo:paragraph-rsid="000db319" style:font-size-asian="12pt" style:font-size-complex="12pt"/>
    </style:style>
    <style:style style:name="P6" style:family="paragraph" style:parent-style-name="Standard">
      <style:text-properties fo:font-variant="normal" fo:text-transform="none" fo:color="#242729" style:font-name="Liberation Sans" fo:font-size="12pt" fo:letter-spacing="normal" fo:font-style="normal" fo:font-weight="normal" officeooo:rsid="000db319" officeooo:paragraph-rsid="000db319" style:font-size-asian="12pt" style:font-size-complex="12pt"/>
    </style:style>
    <style:style style:name="P7" style:family="paragraph" style:parent-style-name="Standard">
      <style:text-properties fo:font-variant="normal" fo:text-transform="none" fo:color="#333333" style:font-name="Liberation Sans" fo:font-size="12pt" fo:letter-spacing="normal" fo:font-style="normal" fo:font-weight="normal" officeooo:rsid="000db319" officeooo:paragraph-rsid="000db319" style:font-size-asian="12pt" style:font-size-complex="12pt"/>
    </style:style>
    <style:style style:name="P8" style:family="paragraph" style:parent-style-name="Standard">
      <style:text-properties fo:font-variant="normal" fo:text-transform="none" fo:color="#333333" style:font-name="Liberation Sans" fo:font-size="12pt" fo:letter-spacing="normal" fo:font-style="normal" fo:font-weight="normal" officeooo:rsid="000e0dc1" officeooo:paragraph-rsid="000e0dc1" style:font-size-asian="12pt" style:font-size-complex="12pt"/>
    </style:style>
    <style:style style:name="P9" style:family="paragraph" style:parent-style-name="Text_20_body">
      <style:text-properties officeooo:paragraph-rsid="000d14ae"/>
    </style:style>
    <style:style style:name="P10" style:family="paragraph" style:parent-style-name="Text_20_body">
      <style:text-properties style:font-name="Liberation Sans" fo:font-size="12pt" officeooo:paragraph-rsid="000db319" style:font-size-asian="12pt" style:font-size-complex="12pt"/>
    </style:style>
    <style:style style:name="P11" style:family="paragraph" style:parent-style-name="Preformatted_20_Text">
      <style:text-properties fo:font-variant="normal" fo:text-transform="none" fo:color="#000000" style:font-name="Liberation Sans" fo:font-size="12pt" fo:letter-spacing="normal" fo:font-style="normal" fo:font-weight="normal" officeooo:paragraph-rsid="000db319" style:font-size-asian="12pt" style:font-size-complex="12pt"/>
    </style:style>
    <style:style style:name="P12" style:family="paragraph" style:parent-style-name="Preformatted_20_Text">
      <style:text-properties fo:font-variant="normal" fo:text-transform="none" fo:color="#000000" style:font-name="Liberation Sans" fo:font-size="12pt" fo:letter-spacing="normal" officeooo:paragraph-rsid="000e0dc1" style:font-size-asian="12pt" style:font-size-complex="12pt"/>
    </style:style>
    <style:style style:name="P13" style:family="paragraph" style:parent-style-name="Preformatted_20_Text">
      <style:text-properties fo:font-variant="normal" fo:text-transform="none" fo:color="#000000" style:font-name="Liberation Sans" fo:font-size="12pt" fo:letter-spacing="normal" officeooo:rsid="000e0dc1" officeooo:paragraph-rsid="000e0dc1" style:font-size-asian="12pt" style:font-size-complex="12pt"/>
    </style:style>
    <style:style style:name="P14" style:family="paragraph" style:parent-style-name="Preformatted_20_Text">
      <style:text-properties fo:font-variant="normal" fo:text-transform="none" fo:color="#444444" style:font-name="Liberation Sans" fo:font-size="12pt" fo:letter-spacing="normal" fo:font-style="normal" fo:font-weight="normal" officeooo:rsid="000e0dc1" officeooo:paragraph-rsid="000e0dc1" style:font-size-asian="12pt" style:font-size-complex="12pt"/>
    </style:style>
    <style:style style:name="P15" style:family="paragraph" style:parent-style-name="Preformatted_20_Text">
      <style:text-properties fo:font-variant="normal" fo:text-transform="none" fo:color="#242729" style:font-name="Liberation Sans" fo:font-size="14pt" fo:letter-spacing="normal" fo:font-style="normal" fo:font-weight="normal" officeooo:rsid="000e0dc1" officeooo:paragraph-rsid="000e0dc1" style:font-size-asian="14pt" style:font-size-complex="14pt"/>
    </style:style>
    <style:style style:name="P16" style:family="paragraph" style:parent-style-name="Preformatted_20_Text">
      <style:text-properties fo:font-variant="normal" fo:text-transform="none" fo:color="#242729" style:font-name="Liberation Sans" fo:font-size="14pt" fo:letter-spacing="normal" fo:font-style="normal" fo:font-weight="normal" officeooo:rsid="000e5ace" officeooo:paragraph-rsid="000e7ddc" style:font-size-asian="14pt" style:font-size-complex="14pt"/>
    </style:style>
    <style:style style:name="P17" style:family="paragraph" style:parent-style-name="Preformatted_20_Text">
      <style:text-properties fo:font-variant="normal" fo:text-transform="none" fo:color="#242729" style:font-name="Liberation Sans" fo:font-size="14pt" fo:letter-spacing="normal" fo:font-style="normal" fo:font-weight="normal" officeooo:rsid="000e7ddc" officeooo:paragraph-rsid="000e7ddc" style:font-size-asian="14pt" style:font-size-complex="14pt"/>
    </style:style>
    <style:style style:name="P18" style:family="paragraph" style:parent-style-name="Preformatted_20_Text">
      <style:text-properties fo:font-variant="normal" fo:text-transform="none" fo:color="#242729" style:font-name="Liberation Sans" fo:font-size="14pt" fo:letter-spacing="normal" fo:font-style="normal" fo:font-weight="normal" officeooo:rsid="000f8ce4" officeooo:paragraph-rsid="000f8ce4" style:font-size-asian="14pt" style:font-size-complex="14pt"/>
    </style:style>
    <style:style style:name="P19" style:family="paragraph" style:parent-style-name="Preformatted_20_Text">
      <style:text-properties fo:font-variant="normal" fo:text-transform="none" fo:color="#242729" style:font-name="Liberation Sans" fo:font-size="12pt" fo:letter-spacing="normal" fo:font-style="normal" fo:font-weight="normal" officeooo:rsid="000e0dc1" officeooo:paragraph-rsid="000e0dc1" style:font-size-asian="12pt" style:font-size-complex="12pt"/>
    </style:style>
    <style:style style:name="P20" style:family="paragraph" style:parent-style-name="Preformatted_20_Text">
      <style:text-properties fo:font-variant="normal" fo:text-transform="none" fo:color="#242729" style:font-name="Liberation Sans" fo:font-size="12pt" fo:letter-spacing="normal" fo:font-style="normal" fo:font-weight="normal" officeooo:rsid="000e5ace" officeooo:paragraph-rsid="000e5ace" style:font-size-asian="12pt" style:font-size-complex="12pt"/>
    </style:style>
    <style:style style:name="P21" style:family="paragraph" style:parent-style-name="Preformatted_20_Text">
      <style:text-properties fo:font-variant="normal" fo:text-transform="none" fo:color="#242729" style:font-name="Liberation Sans" fo:font-size="12pt" fo:letter-spacing="normal" fo:font-style="normal" fo:font-weight="normal" officeooo:rsid="000e7ddc" officeooo:paragraph-rsid="000e7ddc" style:font-size-asian="12pt" style:font-size-complex="12pt"/>
    </style:style>
    <style:style style:name="P22" style:family="paragraph" style:parent-style-name="Preformatted_20_Text">
      <style:text-properties fo:font-variant="normal" fo:text-transform="none" fo:color="#242729" style:font-name="Liberation Sans" fo:font-size="12pt" fo:letter-spacing="normal" fo:font-style="normal" fo:font-weight="normal" officeooo:rsid="000f8ce4" officeooo:paragraph-rsid="000f8ce4" style:font-size-asian="12pt" style:font-size-complex="12pt"/>
    </style:style>
    <style:style style:name="P23" style:family="paragraph" style:parent-style-name="Preformatted_20_Text">
      <style:text-properties fo:font-variant="normal" fo:text-transform="none" fo:color="#242729" style:font-name="Liberation Sans" fo:font-size="12pt" fo:letter-spacing="normal" fo:font-style="normal" fo:font-weight="normal" officeooo:rsid="000f8ce4" officeooo:paragraph-rsid="0010e596" style:font-size-asian="12pt" style:font-size-complex="12pt"/>
    </style:style>
    <style:style style:name="P24" style:family="paragraph" style:parent-style-name="Preformatted_20_Text">
      <style:text-properties fo:font-variant="normal" fo:text-transform="none" fo:color="#242729" style:font-name="Liberation Sans" fo:font-size="12pt" fo:letter-spacing="normal" fo:font-style="normal" fo:font-weight="normal" officeooo:rsid="0010e596" officeooo:paragraph-rsid="0010e596" style:font-size-asian="12pt" style:font-size-complex="12pt"/>
    </style:style>
    <style:style style:name="P25" style:family="paragraph" style:parent-style-name="Preformatted_20_Text">
      <style:text-properties fo:font-variant="normal" fo:text-transform="none" fo:color="#242729" style:font-name="Liberation Sans" fo:font-size="12pt" fo:letter-spacing="normal" fo:font-style="normal" fo:font-weight="normal" officeooo:rsid="000e7ddc" officeooo:paragraph-rsid="000e7ddc" style:font-size-asian="12pt" style:font-weight-asian="normal" style:font-size-complex="12pt" style:font-weight-complex="normal"/>
    </style:style>
    <style:style style:name="P26" style:family="paragraph" style:parent-style-name="Preformatted_20_Text">
      <style:text-properties fo:font-variant="normal" fo:text-transform="none" fo:color="#242729" style:font-name="Liberation Sans" fo:font-size="12pt" fo:letter-spacing="normal" fo:font-style="normal" fo:font-weight="normal" officeooo:rsid="000e7ddc" officeooo:paragraph-rsid="000f8ce4" style:font-size-asian="12pt" style:font-weight-asian="normal" style:font-size-complex="12pt" style:font-weight-complex="normal"/>
    </style:style>
    <style:style style:name="P27" style:family="paragraph" style:parent-style-name="Preformatted_20_Text">
      <style:text-properties fo:font-variant="normal" fo:text-transform="none" fo:color="#242729" style:font-name="Liberation Sans" fo:font-size="12pt" fo:letter-spacing="normal" fo:font-style="normal" fo:font-weight="normal" officeooo:rsid="0010e596" officeooo:paragraph-rsid="0010e596" style:font-size-asian="12pt" style:font-weight-asian="normal" style:font-size-complex="12pt" style:font-weight-complex="normal"/>
    </style:style>
    <style:style style:name="P28" style:family="paragraph" style:parent-style-name="Preformatted_20_Text">
      <style:text-properties fo:font-variant="normal" fo:text-transform="none" fo:color="#242729" style:font-name="Liberation Sans" fo:font-size="12pt" fo:letter-spacing="normal" fo:font-style="normal" fo:font-weight="normal" officeooo:rsid="001299db" officeooo:paragraph-rsid="001299db" style:font-size-asian="12pt" style:font-weight-asian="normal" style:font-size-complex="12pt" style:font-weight-complex="normal"/>
    </style:style>
    <style:style style:name="P29" style:family="paragraph" style:parent-style-name="Preformatted_20_Text">
      <style:text-properties fo:font-variant="normal" fo:text-transform="none" fo:color="#111111" style:font-name="Liberation Sans" fo:font-size="12pt" fo:letter-spacing="normal" officeooo:paragraph-rsid="000f8ce4" style:font-size-asian="12pt" style:font-size-complex="12pt"/>
    </style:style>
    <style:style style:name="P30" style:family="paragraph" style:parent-style-name="Preformatted_20_Text">
      <style:text-properties fo:font-variant="normal" fo:text-transform="none" fo:color="#222222" style:font-name="Liberation Sans" fo:font-size="12pt" fo:letter-spacing="normal" fo:font-style="normal" fo:font-weight="normal" officeooo:rsid="001299db" officeooo:paragraph-rsid="001299db" style:font-size-asian="12pt" style:font-weight-asian="normal" style:font-size-complex="12pt" style:font-weight-complex="normal"/>
    </style:style>
    <style:style style:name="T1" style:family="text">
      <style:text-properties fo:color="#000000"/>
    </style:style>
    <style:style style:name="T2" style:family="text">
      <style:text-properties fo:color="#000000" style:font-name="Times New Roman"/>
    </style:style>
    <style:style style:name="T3" style:family="text">
      <style:text-properties fo:color="#000000" style:font-name="Times New Roman" fo:font-size="14pt" fo:font-style="normal" fo:font-weight="normal" officeooo:rsid="000f8ce4" style:font-size-asian="14pt" style:font-size-complex="14pt"/>
    </style:style>
    <style:style style:name="T4" style:family="text">
      <style:text-properties fo:color="#000000" style:font-name="Times New Roman" fo:font-size="14pt" fo:font-style="normal" fo:font-weight="bold" officeooo:rsid="000f8ce4" style:font-size-asian="14pt" style:font-size-complex="14pt"/>
    </style:style>
    <style:style style:name="T5" style:family="text">
      <style:text-properties fo:color="#000000" style:font-name="Times New Roman" fo:font-weight="normal"/>
    </style:style>
    <style:style style:name="T6" style:family="text">
      <style:text-properties fo:color="#000000" style:font-name="Times New Roman" fo:font-weight="bold"/>
    </style:style>
    <style:style style:name="T7" style:family="text">
      <style:text-properties fo:color="#000000" style:font-name="Times New Roman" fo:font-style="normal" fo:font-weight="bold" officeooo:rsid="000f8ce4"/>
    </style:style>
    <style:style style:name="T8" style:family="text">
      <style:text-properties fo:color="#000000" style:font-name="Times New Roman" fo:font-style="normal" fo:font-weight="normal" officeooo:rsid="000f8ce4"/>
    </style:style>
    <style:style style:name="T9" style:family="text">
      <style:text-properties fo:color="#000000" style:font-name="Times New Roman" officeooo:rsid="0010e596"/>
    </style:style>
    <style:style style:name="T10" style:family="text">
      <style:text-properties fo:color="#000000" style:font-name="Times New Roman" fo:font-size="12pt" style:font-size-asian="12pt" style:font-size-complex="12pt"/>
    </style:style>
    <style:style style:name="T11" style:family="text">
      <style:text-properties fo:color="#000000" style:font-name="Times New Roman" fo:font-size="12pt" fo:font-weight="normal" style:font-size-asian="12pt" style:font-size-complex="12pt"/>
    </style:style>
    <style:style style:name="T12" style:family="text">
      <style:text-properties fo:color="#000000" style:font-name="Liberation Sans"/>
    </style:style>
    <style:style style:name="T13" style:family="text">
      <style:text-properties fo:color="#000000" style:font-name="Liberation Sans" fo:font-size="14pt" style:font-size-asian="14pt" style:font-size-complex="14pt"/>
    </style:style>
    <style:style style:name="T14" style:family="text">
      <style:text-properties fo:color="#000000" style:font-name="Liberation Sans" officeooo:rsid="000e7ddc" fo:background-color="#f5f5f5" loext:char-shading-value="0" loext:padding="0cm" loext:border="none"/>
    </style:style>
    <style:style style:name="T15" style:family="text">
      <style:text-properties fo:color="#000000" style:font-name="Liberation Sans" fo:font-size="12pt" style:font-size-asian="12pt" style:font-size-complex="12pt"/>
    </style:style>
    <style:style style:name="T16" style:family="text">
      <style:text-properties fo:color="#000000" style:font-name="Liberation Sans" fo:font-size="12pt" officeooo:rsid="000e7ddc" fo:background-color="#f5f5f5" loext:char-shading-value="0" style:font-size-asian="12pt" style:font-size-complex="12pt" loext:padding="0cm" loext:border="none"/>
    </style:style>
    <style:style style:name="T17" style:family="text">
      <style:text-properties fo:color="#000000" officeooo:rsid="000d14ae"/>
    </style:style>
    <style:style style:name="T18" style:family="text">
      <style:text-properties fo:color="#000000" officeooo:rsid="000db319"/>
    </style:style>
    <style:style style:name="T19" style:family="text">
      <style:text-properties fo:color="#000000" fo:font-weight="normal"/>
    </style:style>
    <style:style style:name="T20" style:family="text">
      <style:text-properties fo:color="#000000" fo:font-size="12pt" fo:font-weight="normal" style:font-size-asian="12pt" style:font-size-complex="12pt"/>
    </style:style>
    <style:style style:name="T21" style:family="text">
      <style:text-properties fo:color="#000000" fo:font-size="12pt" style:font-size-asian="12pt" style:font-size-complex="12pt"/>
    </style:style>
    <style:style style:name="T22" style:family="text">
      <style:text-properties fo:color="#000000" fo:font-size="12pt" style:font-size-asian="12pt" style:font-size-complex="12pt" loext:padding="0cm" loext:border="none"/>
    </style:style>
    <style:style style:name="T23" style:family="text">
      <style:text-properties fo:color="#000000" fo:font-size="12pt" officeooo:rsid="000e7ddc" fo:background-color="#f5f5f5" loext:char-shading-value="0" style:font-size-asian="12pt" style:font-size-complex="12pt" loext:padding="0cm" loext:border="none"/>
    </style:style>
    <style:style style:name="T24" style:family="text">
      <style:text-properties fo:color="#000000" officeooo:rsid="000e7ddc"/>
    </style:style>
    <style:style style:name="T25" style:family="text">
      <style:text-properties fo:color="#000000" loext:padding="0cm" loext:border="none"/>
    </style:style>
    <style:style style:name="T26" style:family="text">
      <style:text-properties fo:color="#000000" fo:font-style="normal" fo:font-weight="bold" officeooo:rsid="000f8ce4"/>
    </style:style>
    <style:style style:name="T27" style:family="text">
      <style:text-properties fo:color="#000000" fo:font-style="normal" fo:font-weight="normal" officeooo:rsid="000f8ce4"/>
    </style:style>
    <style:style style:name="T28" style:family="text">
      <style:text-properties fo:color="#000000" officeooo:rsid="0010e596"/>
    </style:style>
    <style:style style:name="T29" style:family="text">
      <style:text-properties fo:font-variant="normal" fo:text-transform="none" fo:color="#222222" fo:letter-spacing="normal" fo:font-style="normal" fo:font-weight="normal"/>
    </style:style>
    <style:style style:name="T30" style:family="text">
      <style:text-properties fo:font-variant="normal" fo:text-transform="none" fo:color="#222222" fo:letter-spacing="normal" fo:font-style="normal" fo:font-weight="normal" officeooo:rsid="000db319"/>
    </style:style>
    <style:style style:name="T31" style:family="text">
      <style:text-properties fo:font-variant="normal" fo:text-transform="none" fo:color="#222222" fo:letter-spacing="normal" fo:font-style="normal" fo:font-weight="bold"/>
    </style:style>
    <style:style style:name="T32" style:family="text">
      <style:text-properties fo:color="#222222"/>
    </style:style>
    <style:style style:name="T33" style:family="text">
      <style:text-properties fo:color="#222222" style:font-name="arial"/>
    </style:style>
    <style:style style:name="T34" style:family="text">
      <style:text-properties fo:color="#222222" style:font-name="arial" fo:font-weight="bold"/>
    </style:style>
    <style:style style:name="T35" style:family="text">
      <style:text-properties fo:color="#222222" style:font-name="arial" fo:font-weight="bold" officeooo:rsid="001299db"/>
    </style:style>
    <style:style style:name="T36" style:family="text">
      <style:text-properties fo:color="#222222" style:font-name="arial" fo:font-size="12pt"/>
    </style:style>
    <style:style style:name="T37" style:family="text">
      <style:text-properties fo:color="#222222" style:font-name="arial" fo:font-size="12pt" fo:font-weight="bold"/>
    </style:style>
    <style:style style:name="T38" style:family="text">
      <style:text-properties fo:color="#222222" style:font-name="arial" fo:font-size="12pt" fo:font-weight="bold" officeooo:rsid="001299db"/>
    </style:style>
    <style:style style:name="T39" style:family="text">
      <style:text-properties fo:color="#222222" style:font-name="arial" fo:font-size="12pt" officeooo:rsid="001299db"/>
    </style:style>
    <style:style style:name="T40" style:family="text">
      <style:text-properties fo:color="#222222" style:font-name="arial" officeooo:rsid="001299db"/>
    </style:style>
    <style:style style:name="T41" style:family="text">
      <style:text-properties fo:color="#222222" fo:font-style="normal" fo:font-weight="normal"/>
    </style:style>
    <style:style style:name="T42" style:family="text">
      <style:text-properties fo:color="#222222" fo:font-style="normal" fo:font-weight="normal" officeooo:rsid="000e0dc1"/>
    </style:style>
    <style:style style:name="T43" style:family="text">
      <style:text-properties fo:color="#222222" fo:font-style="normal" fo:font-weight="bold" officeooo:rsid="000e0dc1"/>
    </style:style>
    <style:style style:name="T44" style:family="text">
      <style:text-properties fo:color="#222222" officeooo:rsid="000db319"/>
    </style:style>
    <style:style style:name="T45" style:family="text">
      <style:text-properties fo:color="#222222" officeooo:rsid="000e0dc1"/>
    </style:style>
    <style:style style:name="T46" style:family="text">
      <style:text-properties fo:color="#222222" fo:font-weight="bold"/>
    </style:style>
    <style:style style:name="T47" style:family="text">
      <style:text-properties fo:color="#222222" fo:font-weight="bold" style:font-weight-asian="bold" style:font-weight-complex="bold"/>
    </style:style>
    <style:style style:name="T48" style:family="text">
      <style:text-properties fo:color="#222222" fo:font-weight="bold" officeooo:rsid="001299db"/>
    </style:style>
    <style:style style:name="T49" style:family="text">
      <style:text-properties fo:color="#222222" style:font-name="verdana" fo:font-size="12pt"/>
    </style:style>
    <style:style style:name="T50" style:family="text">
      <style:text-properties fo:color="#222222" style:font-name="verdana" fo:font-size="12pt" fo:font-weight="bold"/>
    </style:style>
    <style:style style:name="T51" style:family="text">
      <style:text-properties fo:color="#222222" style:font-name="verdana" fo:font-weight="bold"/>
    </style:style>
    <style:style style:name="T52" style:family="text">
      <style:text-properties fo:font-size="12pt" style:font-size-asian="12pt" style:font-size-complex="12pt"/>
    </style:style>
    <style:style style:name="T53" style:family="text">
      <style:text-properties fo:font-style="normal" fo:font-weight="normal"/>
    </style:style>
    <style:style style:name="T54" style:family="text">
      <style:text-properties style:font-name="Liberation Sans"/>
    </style:style>
    <style:style style:name="T55" style:family="text">
      <style:text-properties style:font-name="Liberation Sans" fo:font-size="14pt" style:font-size-asian="14pt" style:font-size-complex="14pt"/>
    </style:style>
    <style:style style:name="T56" style:family="text">
      <style:text-properties style:font-name="Liberation Sans" fo:background-color="#f5f5f5" loext:char-shading-value="0" loext:padding="0cm" loext:border="none"/>
    </style:style>
    <style:style style:name="T57" style:family="text">
      <style:text-properties style:font-name="Liberation Sans" fo:font-size="12pt" style:font-size-asian="12pt" style:font-size-complex="12pt"/>
    </style:style>
    <style:style style:name="T58" style:family="text">
      <style:text-properties officeooo:rsid="000db319"/>
    </style:style>
    <style:style style:name="T59" style:family="text">
      <style:text-properties fo:color="#252525"/>
    </style:style>
    <style:style style:name="T60" style:family="text">
      <style:text-properties fo:color="#252525" fo:font-size="12pt" style:font-size-asian="12pt" style:font-size-complex="12pt"/>
    </style:style>
    <style:style style:name="T61" style:family="text">
      <style:text-properties fo:background-color="#f5f5f5" loext:char-shading-value="0" loext:padding="0cm" loext:border="none"/>
    </style:style>
    <style:style style:name="T62" style:family="text">
      <style:text-properties fo:color="#333333"/>
    </style:style>
    <style:style style:name="T63" style:family="text">
      <style:text-properties fo:color="#333333" fo:font-weight="bold"/>
    </style:style>
    <style:style style:name="T64" style:family="text">
      <style:text-properties fo:color="#333333" fo:font-style="italic"/>
    </style:style>
    <style:style style:name="T65" style:family="text">
      <style:text-properties fo:color="#333333" officeooo:rsid="000f8ce4"/>
    </style:style>
    <style:style style:name="T66" style:family="text">
      <style:text-properties fo:color="#333333" fo:font-size="12pt" style:font-size-asian="12pt" style:font-size-complex="12pt"/>
    </style:style>
    <style:style style:name="T67" style:family="text">
      <style:text-properties fo:color="#333333" fo:font-size="12pt" fo:font-weight="bold" style:font-size-asian="12pt" style:font-size-complex="12pt"/>
    </style:style>
    <style:style style:name="T68" style:family="text">
      <style:text-properties fo:color="#333333" fo:font-size="12pt" fo:font-style="italic" style:font-size-asian="12pt" style:font-size-complex="12pt"/>
    </style:style>
    <style:style style:name="T69" style:family="text">
      <style:text-properties fo:color="#000099" style:text-line-through-style="none" style:text-line-through-type="none" style:text-underline-style="none" fo:font-weight="bold" style:text-blinking="false"/>
    </style:style>
    <style:style style:name="T70" style:family="text">
      <style:text-properties fo:color="#000099" style:text-line-through-style="none" style:text-line-through-type="none" fo:font-size="12pt" style:text-underline-style="none" fo:font-weight="bold" style:text-blinking="false" style:font-size-asian="12pt" style:font-size-complex="12pt"/>
    </style:style>
    <style:style style:name="T71" style:family="text">
      <style:text-properties style:font-name="monospace1" fo:font-style="normal" fo:font-weight="normal"/>
    </style:style>
    <style:style style:name="T72" style:family="text">
      <style:text-properties fo:color="#444444"/>
    </style:style>
    <style:style style:name="T73" style:family="text">
      <style:text-properties fo:color="#444444" style:font-name="verdana"/>
    </style:style>
    <style:style style:name="T74" style:family="text">
      <style:text-properties fo:color="#444444" style:font-name="verdana" fo:font-size="12pt"/>
    </style:style>
    <style:style style:name="T75" style:family="text">
      <style:text-properties fo:color="#444444" style:font-name="verdana" fo:font-size="12pt" fo:font-weight="bold"/>
    </style:style>
    <style:style style:name="T76" style:family="text">
      <style:text-properties fo:color="#444444" style:font-name="verdana" fo:font-size="12pt" fo:font-style="italic"/>
    </style:style>
    <style:style style:name="T77" style:family="text">
      <style:text-properties fo:color="#444444" style:font-name="verdana" fo:font-weight="bold"/>
    </style:style>
    <style:style style:name="T78" style:family="text">
      <style:text-properties fo:color="#444444" fo:font-size="12pt"/>
    </style:style>
    <style:style style:name="T79" style:family="text">
      <style:text-properties fo:color="#444444" fo:font-size="12pt" style:font-size-asian="12pt" style:font-size-complex="12pt"/>
    </style:style>
    <style:style style:name="T80" style:family="text">
      <style:text-properties fo:color="#444444" fo:font-weight="bold"/>
    </style:style>
    <style:style style:name="T81" style:family="text">
      <style:text-properties fo:color="#660000" style:font-name="verdana" fo:font-size="12pt" fo:font-weight="bold"/>
    </style:style>
    <style:style style:name="T82" style:family="text">
      <style:text-properties fo:color="#660000" fo:font-size="12pt" fo:font-weight="bold"/>
    </style:style>
    <style:style style:name="T83" style:family="text">
      <style:text-properties fo:color="#660000" fo:font-size="12pt" fo:font-weight="bold" style:font-size-asian="12pt" style:font-size-complex="12pt"/>
    </style:style>
    <style:style style:name="T84" style:family="text">
      <style:text-properties fo:color="#660000" fo:font-weight="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Lab exercise 1:</text:p>
      <text:p text:style-name="P2"/>
      <text:p text:style-name="P2"><text:span text:style-name="T18">s</text:span><text:span text:style-name="T17">ystemd:</text:span></text:p>
      <text:p text:style-name="P9"><text:span text:style-name="T15">A unit configuration file whose name ends in "</text:span><text:span text:style-name="Source_20_Text"><text:span text:style-name="T15">.service</text:span></text:span><text:span text:style-name="T15">" encodes information about a process controlled and supervised by systemd.The </text:span><text:a xlink:type="simple" xlink:href="https://www.freedesktop.org/software/systemd/man/systemd-run.html#" text:style-name="Internet_20_link" text:visited-style-name="Visited_20_Internet_20_Link"><text:span text:style-name="T57">systemd-run(1)</text:span></text:a><text:span text:style-name="T15"> command allows creating. </text:span><text:span text:style-name="Source_20_Text"><text:span text:style-name="T15">service </text:span></text:span><text:span text:style-name="T15">and </text:span><text:span text:style-name="Source_20_Text"><text:span text:style-name="T15">.scope </text:span></text:span><text:span text:style-name="T15">units dynamically and transiently from the command line.</text:span></text:p>
      <text:p text:style-name="P10"><text:span text:style-name="T18">k</text:span><text:span text:style-name="T1">threadd:</text:span></text:p>
      <text:p text:style-name="P10"><text:span text:style-name="T31">kthreadd</text:span><text:span text:style-name="T29"> is the kernel thread daemon. ... Creation of new kernel threads is done via </text:span><text:span text:style-name="T31">kthreadd </text:span><text:span text:style-name="T29">so that a clean environment is obtained even if this were to be invoked by userspace by way of modprobe, hotplug cpu, etc. For more detail, the interface for the creation of kernel threads is declared in &lt;linux/kthread.h&gt;.</text:span></text:p>
      <text:p text:style-name="P1"><text:span text:style-name="T29"/></text:p>
      <text:p text:style-name="P3"><text:span text:style-name="T30">r</text:span><text:span text:style-name="T29">cu_sched:</text:span></text:p>
      <text:p text:style-name="P3"><text:span text:style-name="T29">Read-copy update (</text:span><text:span text:style-name="T31">RCU</text:span><text:span text:style-name="T29">) is a synchronization mechanism that was added to the Linux </text:span><text:span text:style-name="T31">kernel</text:span><text:span text:style-name="T29"> in October of 2002. ... </text:span><text:span text:style-name="T31">RCU</text:span><text:span text:style-name="T29"> ensures that reads are coherent by maintaining multiple versions of objects and ensuring that they are not freed up until all pre-existing read-side critical sections complete.</text:span></text:p>
      <text:p text:style-name="P3"><text:span text:style-name="T29"/></text:p>
      <text:p text:style-name="P3"><text:span text:style-name="T30">k</text:span><text:span text:style-name="T29">auditd:</text:span></text:p>
      <text:p text:style-name="P3"><text:span text:style-name="T29">auditd is the userspace component to the Linux </text:span><text:span text:style-name="T31">Auditing </text:span><text:span text:style-name="T29">System. It's responsible for writing </text:span><text:span text:style-name="T31">audit </text:span><text:span text:style-name="T29">records to the disk. Viewing the logs is done with the ausearch or aureport utilities. ... The </text:span><text:span text:style-name="T31">audit daemon </text:span><text:span text:style-name="T29">itself has some configuration options that the admin may wish to customize. They are found in the auditd.conf fil</text:span><text:span text:style-name="T30">e.</text:span></text:p>
      <text:p text:style-name="P3"><text:span text:style-name="T30"/></text:p>
      <text:p text:style-name="P4"><text:span text:style-name="T29">ksmd:</text:span></text:p>
      <text:p text:style-name="P11"><text:span text:style-name="T44">The KSM daemon ksmd periodically scans those areas of user memory which </text:span>have been registered with it, looking for pages of identical content which can be replaced by a single write-protected pag<text:span text:style-name="T58">e</text:span></text:p>
      <text:p text:style-name="P11"/>
      <text:p text:style-name="P11"/>
      <text:p text:style-name="P4"><text:span text:style-name="T29">kblockd:</text:span></text:p>
      <text:p text:style-name="P5"><text:span text:style-name="T32">In a general, the kblockd kernel threads are responsible for performing low-level disk operations.</text:span></text:p>
      <text:p text:style-name="P5"><text:span text:style-name="T32"/></text:p>
      <text:p text:style-name="P5"><text:span text:style-name="T32">Kintegrityd:</text:span></text:p>
      <text:p text:style-name="P6"><text:span text:style-name="T32">it checks the integrity of block devices by writing data to them and checking that it has not changed.</text:span></text:p>
      <text:p text:style-name="P6"><text:span text:style-name="T32"/></text:p>
      <text:p text:style-name="P6"><text:span text:style-name="T45">k</text:span><text:span text:style-name="T32">hungtaskd:</text:span></text:p>
      <text:p text:style-name="P7"><text:span text:style-name="T47">Khungtaskd</text:span><text:span text:style-name="T32"> is special kernel thread which gets scheduled every 120 seconds and check status of all process.</text:span></text:p>
      <text:p text:style-name="P7"><text:span text:style-name="T32"/></text:p>
      <text:p text:style-name="P8"><text:span text:style-name="T32">md:</text:span></text:p>
      <text:p text:style-name="P12"><text:span text:style-name="T42">The <text:s/></text:span><text:span text:style-name="T43">md</text:span><text:span text:style-name="T42"> <text:s/>driver <text:s/>provides virtual devices that are created </text:span><text:span text:style-name="T53">from one or more independent <text:s/>underlying <text:s/>devices</text:span><text:span text:style-name="T42">.</text:span></text:p>
      <text:p text:style-name="P12"><text:span text:style-name="T42"/></text:p>
      <text:p text:style-name="P13"><text:span text:style-name="T41">watchdogd:</text:span></text:p>
      <text:p text:style-name="P14"><text:span text:style-name="T32">The Linux kernel watchdog is used to monitor if a system is running. It is supposed to automatically reboot hanged systems due to unrecoverable software errors. The watchdog module is specific to the hardware or chip being used.</text:span></text:p>
      <text:p text:style-name="P14"><text:soft-page-break/><text:span text:style-name="T32"/></text:p>
      <text:p text:style-name="P19"><text:span text:style-name="T32">kthrotld:</text:span></text:p>
      <text:p text:style-name="P19"><text:span text:style-name="T32">kthrotldis 'controlling IO bandwidth on a request queue' by throttling requests.</text:span></text:p>
      <text:p text:style-name="P19"><text:span text:style-name="T32"/></text:p>
      <text:p text:style-name="P19"><text:span text:style-name="T32">lvmetad:</text:span></text:p>
      <text:p text:style-name="P19"><text:span text:style-name="T46">lvmetad </text:span><text:span text:style-name="T32">is a metadata caching daemon for LVM. The daemon receives notifications from udev rules (which must be installed for LVM to work correctly when </text:span><text:span text:style-name="T46">lvmetad </text:span><text:span text:style-name="T32">is in use).</text:span></text:p>
      <text:p text:style-name="P19"><text:span text:style-name="T32"/></text:p>
      <text:p text:style-name="P19"><text:span text:style-name="T32">systemd-udevd:</text:span></text:p>
      <text:p text:style-name="P15"><text:span text:style-name="Strong_20_Emphasis"><text:span text:style-name="T20">systemd-udevd </text:span></text:span><text:span text:style-name="T21">listens to kernel uevents. For every event, systemd-udevd executes matching instructions specified in udev rules.</text:span></text:p>
      <text:p text:style-name="P19"><text:span text:style-name="T1"/></text:p>
      <text:p text:style-name="P20"><text:span text:style-name="T1">accounts-d</text:span><text:span text:style-name="T24">aemon</text:span><text:span text:style-name="T1">:</text:span></text:p>
      <text:p text:style-name="P16"><text:span text:style-name="Source_20_Text">accounts-d</text:span><text:span text:style-name="Source_20_Text"><text:span text:style-name="T16">aemon </text:span></text:span><text:span text:style-name="T60">process utilizing high memory &amp; cpus</text:span></text:p>
      <text:p text:style-name="P19"><text:span text:style-name="T1"/></text:p>
      <text:p text:style-name="P21"><text:span text:style-name="T1">cupsd:</text:span></text:p>
      <text:p text:style-name="P17"><text:span text:style-name="T21">It implements the printing system on the basis of the Internet Printing Protocol(Version 2.1). If no options is being specified on the command-line then the default configuration file </text:span><text:span text:style-name="Emphasis"><text:span text:style-name="T22">etc/cups/cupsd.conf </text:span></text:span><text:span text:style-name="T21">will be automatically be used.</text:span></text:p>
      <text:p text:style-name="P21"><text:span text:style-name="T1"/></text:p>
      <text:p text:style-name="P25"><text:span text:style-name="T32">Acpid:</text:span></text:p>
      <text:p text:style-name="P21"><text:span text:style-name="T32">The </text:span><text:span text:style-name="T46">acpid </text:span><text:span text:style-name="T32">daemon provides intelligent power management on a system and allows to query battery and configuration status by supporting the Advanced Configuration and Power Interface (ACPI).</text:span></text:p>
      <text:p text:style-name="P21"><text:span text:style-name="T32"/></text:p>
      <text:p text:style-name="P26"><text:span text:style-name="T65">u</text:span><text:span text:style-name="T62">disksd:</text:span></text:p>
      <text:p text:style-name="P17"><text:span text:style-name="T66">The </text:span><text:span text:style-name="T67">udisksd </text:span><text:span text:style-name="T66">program provides the </text:span><text:span text:style-name="T68">org.freedesktop.Udisks2 </text:span><text:span text:style-name="T66">name on the system message bus. Users or administrators should never need to start this daemon as it will be automatically started by </text:span><text:a xlink:type="simple" xlink:href="https://www.systutorials.com/docs/linux/man/1-dbus-daemon/" text:style-name="Internet_20_link" text:visited-style-name="Visited_20_Internet_20_Link"><text:span text:style-name="T70">dbus-daemon</text:span></text:a><text:span text:style-name="T66">(1) or</text:span><text:a xlink:type="simple" xlink:href="https://www.systutorials.com/docs/linux/man/1-systemd/" text:style-name="Internet_20_link" text:visited-style-name="Visited_20_Internet_20_Link"><text:span text:style-name="T70">systemd</text:span></text:a><text:span text:style-name="T66">(1) whenever an application tries to access its D-Bus interfaces.</text:span></text:p>
      <text:p text:style-name="P21"><text:span text:style-name="T62"/></text:p>
      <text:p text:style-name="P22"><text:span text:style-name="T62">dbus-daemon:</text:span></text:p>
      <text:p text:style-name="P18"><text:span text:style-name="T21">D-Bus is first a library that provides one-to-one communication between any two applications; </text:span><text:span text:style-name="Strong_20_Emphasis"><text:span text:style-name="T20">dbus-daemon </text:span></text:span><text:span text:style-name="T21">is an application that uses this library to implement a message bus daemon. Multiple programs connect to the message bus daemon and can exchange messages with one another.</text:span></text:p>
      <text:p text:style-name="P22"><text:span text:style-name="T1"/></text:p>
      <text:p text:style-name="P22"><text:span text:style-name="T1">thermald:</text:span></text:p>
      <text:p text:style-name="P29"><text:span text:style-name="T26">thermald</text:span><text:span text:style-name="T27"> <text:s/>is <text:s/>a <text:s/>Linux <text:s/>daemon <text:s/>used <text:s/>to prevent the overheating of platforms. This daemon</text:span> <text:span text:style-name="T53">monitors temperature and applies compensation using available cooling methods.</text:span></text:p>
      <text:p text:style-name="P22"><text:span text:style-name="T1"/></text:p>
      <text:p text:style-name="P22"><text:span text:style-name="T28">polkitd</text:span><text:span text:style-name="T1">:</text:span></text:p>
      <text:p text:style-name="P18"><text:span text:style-name="T79">D-Bus service on the system message bus. Users or administrators should never need to start this daemon as it will be automatically started by </text:span><text:a xlink:type="simple" xlink:href="https://linux.die.net/man/1/dbus-daemon" text:style-name="Internet_20_link" text:visited-style-name="Visited_20_Internet_20_Link"><text:span text:style-name="T83">dbus-daemon</text:span></text:a><text:span text:style-name="T79">(1) whenever an application calls into the service.</text:span></text:p>
      <text:p text:style-name="P22"><text:span text:style-name="T72"/></text:p>
      <text:p text:style-name="P22"><text:span text:style-name="T72"/></text:p>
      <text:p text:style-name="P27"><text:span text:style-name="T72">Bluetoothd:</text:span></text:p>
      <text:p text:style-name="P24"><text:span text:style-name="T80">bluetoothd i</text:span><text:span text:style-name="T72">tself does not accept many command-line options, as most of its configuration is done in the </text:span><text:span text:style-name="T80">/etc/bluetooth/main.conf </text:span><text:span text:style-name="T72">file, which has its own man page.</text:span></text:p>
      <text:p text:style-name="P24"><text:span text:style-name="T72"/></text:p>
      <text:p text:style-name="P24"><text:span text:style-name="T72">mysqld:</text:span></text:p>
      <text:p text:style-name="P23"><text:soft-page-break/><text:span text:style-name="T46"><text:s/>mysqld </text:span><text:span text:style-name="T32"><text:s/>is </text:span><text:span text:style-name="T46">MySQL server </text:span><text:span text:style-name="T32">daemon program which runs quietly in background on your computer system. Invoking "</text:span><text:span text:style-name="T46">mysqld</text:span><text:span text:style-name="T32">" will start the </text:span><text:span text:style-name="T46">MySQL server </text:span><text:span text:style-name="T32">on your system. Terminating "</text:span><text:span text:style-name="T46">mysqld</text:span><text:span text:style-name="T32">" will shutdown the </text:span><text:span text:style-name="T46">MySQL serve</text:span><text:span text:style-name="T48">r.</text:span></text:p>
      <text:p text:style-name="P23"><text:span text:style-name="T48"/></text:p>
      <text:p text:style-name="P28"><text:span text:style-name="T32">upowerd:</text:span></text:p>
      <text:p text:style-name="P30">Users or administrators should never need to start this daemon as it will be automatically started by dbus-daemon(1) whenever an application calls into the org.</text:p>
      <text:p text:style-name="P23"><text:span text:style-name="T4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Neue', Helvetica, sans-serif"/>
    <style:font-face style:name="Arimo" svg:font-family="Arimo, sans-serif"/>
    <style:font-face style:name="Consolas" svg:font-family="Consolas, Monaco, 'Andale Mono', monospace"/>
    <style:font-face style:name="Lohit Devanagari1" svg:font-family="'Lohit Devanagari'"/>
    <style:font-face style:name="Open Sans" svg:font-family="'Open Sans'"/>
    <style:font-face style:name="Red Hat Text" svg:font-family="'Red Hat Text', Overpass, Helvetica, sans-serif"/>
    <style:font-face style:name="Roboto" svg:font-family="Roboto, sans-serif"/>
    <style:font-face style:name="Times New Roman" svg:font-family="'Times New Roman'"/>
    <style:font-face style:name="apple-system" svg:font-family="apple-system, BlinkMacSystemFont, 'Segoe UI', Roboto, Oxygen-Sans, Ubuntu, Cantarell, 'Helvetica Neue', sans-serif"/>
    <style:font-face style:name="arial" svg:font-family="arial, sans-serif"/>
    <style:font-face style:name="monospace" svg:font-family="monospace, arial, sans-serif"/>
    <style:font-face style:name="monospace1" svg:font-family="monospace, monospace"/>
    <style:font-face style:name="verdana" svg:font-family="verdana, helvetica, 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1T16:20:55.827820387</meta:creation-date>
    <dc:date>2020-01-11T17:38:59.240377495</dc:date>
    <meta:editing-duration>PT6M51S</meta:editing-duration>
    <meta:editing-cycles>1</meta:editing-cycles>
    <meta:document-statistic meta:table-count="0" meta:image-count="0" meta:object-count="0" meta:page-count="3" meta:paragraph-count="47" meta:word-count="692" meta:character-count="4558" meta:non-whitespace-character-count="3899"/>
    <meta:generator>LibreOffice/6.0.7.3$Linux_X86_64 LibreOffice_project/00m0$Build-3</meta:generator>
  </office:meta>
</office:document-meta>
</file>